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JetBrains Mono1" svg:font-family="'JetBrains Mono'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officeooo:rsid="000617b6" officeooo:paragraph-rsid="000617b6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officeooo:rsid="00065813" officeooo:paragraph-rsid="00065813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Calibri1" fo:font-size="10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JetBrains Mono1" fo:font-size="10pt" fo:font-weight="normal" fo:background-color="transparent" style:font-name-asian="JetBrains Mono1" style:font-name-complex="JetBrains Mono1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JetBrains Mono1" fo:font-size="10pt" fo:font-weight="normal" officeooo:rsid="000617b6" officeooo:paragraph-rsid="000617b6" fo:background-color="transparent" style:font-name-asian="JetBrains Mono1" style:font-name-complex="JetBrains Mono1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JetBrains Mono" fo:font-size="10pt" fo:font-style="normal" fo:font-weight="normal" officeooo:rsid="00065813" officeooo:paragraph-rsid="00065813" fo:background-color="transparent" style:font-name-asian="Calibri1" style:font-size-asian="10pt" style:font-style-asian="normal" style:font-weight-asian="normal" style:font-name-complex="Calibri1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a9b7c6" loext:opacity="100%" style:font-name="Calibri1" fo:font-size="10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officeooo:rsid="00082e40" officeooo:paragraph-rsid="00082e40" fo:background-color="transparent" style:font-name-asian="Calibri1" style:font-name-complex="Calibri1"/>
    </style:style>
    <style:style style:name="P1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1" fo:font-size="11pt" fo:font-weight="normal" officeooo:rsid="00065813" officeooo:paragraph-rsid="00065813" fo:background-color="transparent" style:font-name-asian="Calibri1" style:font-name-complex="Calibri1"/>
    </style:style>
    <style:style style:name="T1" style:family="text">
      <style:text-properties fo:color="#cc7832" loext:opacity="100%" style:font-name="JetBrains Mono1" fo:font-size="10pt" fo:font-weight="normal" fo:background-color="transparent" loext:char-shading-value="0" style:font-name-asian="JetBrains Mono1" style:font-name-complex="JetBrains Mono1"/>
    </style:style>
    <style:style style:name="T2" style:family="text">
      <style:text-properties fo:color="#cc7832" loext:opacity="100%" style:font-name="JetBrains Mono" fo:font-size="10pt" fo:font-style="normal" style:font-size-asian="10pt" style:font-style-asian="normal" style:font-weight-asian="normal"/>
    </style:style>
    <style:style style:name="T3" style:family="text">
      <style:text-properties fo:color="#a9b7c6" loext:opacity="100%" style:font-name="JetBrains Mono1" fo:font-size="10pt" fo:font-weight="normal" fo:background-color="transparent" loext:char-shading-value="0" style:font-name-asian="JetBrains Mono1" style:font-name-complex="JetBrains Mono1"/>
    </style:style>
    <style:style style:name="T4" style:family="text">
      <style:text-properties fo:color="#a9b7c6" loext:opacity="100%" style:font-name="JetBrains Mono1" fo:font-size="10pt" fo:font-style="italic" fo:font-weight="normal" fo:background-color="transparent" loext:char-shading-value="0" style:font-name-asian="JetBrains Mono1" style:font-name-complex="JetBrains Mono1"/>
    </style:style>
    <style:style style:name="T5" style:family="text">
      <style:text-properties fo:color="#a9b7c6" loext:opacity="100%" style:font-name="Calibri1" fo:font-size="10pt" fo:font-weight="normal" fo:background-color="transparent" loext:char-shading-value="0" style:font-name-asian="Calibri1" style:font-name-complex="Calibri1"/>
    </style:style>
    <style:style style:name="T6" style:family="text">
      <style:text-properties fo:color="#a9b7c6" loext:opacity="100%" style:font-name="JetBrains Mono" fo:font-size="10pt" fo:font-style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italic" style:font-size-asian="10pt" style:font-style-asian="italic" style:font-weight-asian="normal"/>
    </style:style>
    <style:style style:name="T8" style:family="text">
      <style:text-properties fo:color="#ffc66d" loext:opacity="100%" style:font-name="JetBrains Mono1" fo:font-size="10pt" fo:font-weight="normal" fo:background-color="transparent" loext:char-shading-value="0" style:font-name-asian="JetBrains Mono1" style:font-name-complex="JetBrains Mono1"/>
    </style:style>
    <style:style style:name="T9" style:family="text">
      <style:text-properties fo:color="#ffc66d" loext:opacity="100%" style:font-name="JetBrains Mono" fo:font-size="10pt" fo:font-style="normal" style:font-size-asian="10pt" style:font-style-asian="normal" style:font-weight-asian="normal"/>
    </style:style>
    <style:style style:name="T10" style:family="text">
      <style:text-properties fo:color="#6897bb" loext:opacity="100%" style:font-name="JetBrains Mono1" fo:font-size="10pt" fo:font-weight="normal" fo:background-color="transparent" loext:char-shading-value="0" style:font-name-asian="JetBrains Mono1" style:font-name-complex="JetBrains Mono1"/>
    </style:style>
    <style:style style:name="T11" style:family="text">
      <style:text-properties fo:color="#6897bb" loext:opacity="100%" style:font-name="JetBrains Mono" fo:font-size="10pt" fo:font-style="normal" style:font-size-asian="10pt" style:font-style-asian="normal" style:font-weight-asian="normal"/>
    </style:style>
    <style:style style:name="T12" style:family="text">
      <style:text-properties fo:color="#808080" loext:opacity="100%" style:font-name="JetBrains Mono1" fo:font-size="10pt" fo:font-weight="normal" fo:background-color="transparent" loext:char-shading-value="0" style:font-name-asian="JetBrains Mono1" style:font-name-complex="JetBrains Mono1"/>
    </style:style>
    <style:style style:name="T13" style:family="text">
      <style:text-properties fo:color="#808080" loext:opacity="100%" style:font-name="JetBrains Mono" fo:font-size="10pt" fo:font-style="normal" style:font-size-asian="10pt" style:font-style-asian="normal" style:font-weight-asian="normal"/>
    </style:style>
    <style:style style:name="T14" style:family="text">
      <style:text-properties fo:color="#9876aa" loext:opacity="100%" style:font-name="JetBrains Mono1" fo:font-size="10pt" fo:font-style="italic" fo:font-weight="normal" fo:background-color="transparent" loext:char-shading-value="0" style:font-name-asian="JetBrains Mono1" style:font-name-complex="JetBrains Mono1"/>
    </style:style>
    <style:style style:name="T15" style:family="text">
      <style:text-properties fo:color="#9876aa" loext:opacity="100%" style:font-name="JetBrains Mono" fo:font-size="10pt" fo:font-style="italic" style:font-size-asian="10pt" style:font-style-asian="italic" style:font-weight-asian="normal"/>
    </style:style>
    <style:style style:name="T16" style:family="text">
      <style:text-properties fo:color="#9876aa" loext:opacity="100%" style:font-name="JetBrains Mono" fo:font-size="10pt" fo:font-style="normal" style:font-size-asian="10pt" style:font-style-asian="normal" style:font-weight-asian="normal"/>
    </style:style>
    <style:style style:name="T17" style:family="text">
      <style:text-properties fo:color="#6a8759" loext:opacity="100%" style:font-name="JetBrains Mono1" fo:font-size="10pt" fo:font-weight="normal" fo:background-color="transparent" loext:char-shading-value="0" style:font-name-asian="JetBrains Mono1" style:font-name-complex="JetBrains Mono1"/>
    </style:style>
    <style:style style:name="T18" style:family="text">
      <style:text-properties fo:color="#6a8759" loext:opacity="100%" style:font-name="JetBrains Mono" fo:font-size="10pt" fo:font-style="normal" style:font-size-asian="10pt" style:font-style-asian="normal" style:font-weight-asian="normal"/>
    </style:style>
    <style:style style:name="T19" style:family="text">
      <style:text-properties fo:color="#bbb529" loext:opacity="100%" style:font-name="JetBrains Mono" fo:font-size="10pt" fo:font-style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Exception handling </text:p>
      <text:p text:style-name="P11">1. exception handling can be identify the only runtime. Not a compile time </text:p>
      <text:p text:style-name="P11">2. its is also called runtime errors</text:p>
      <text:p text:style-name="P11">for example we access an array using index that is out of bounds </text:p>
      <text:p text:style-name="P1"><text:span text:style-name="T1">package </text:span><text:span text:style-name="T3">com.thbs.mainpack</text:span><text:span text:style-name="T1">;<text:line-break/><text:line-break/>public class </text:span><text:span text:style-name="T3">Main {<text:line-break/><text:line-break/> <text:s text:c="3"/></text:span><text:span text:style-name="T1">public static void </text:span><text:span text:style-name="T8">main</text:span><text:span text:style-name="T3">(String[] args) {<text:line-break/><text:line-break/> <text:s text:c="7"/></text:span><text:span text:style-name="T1">int </text:span><text:span text:style-name="T3">result = </text:span><text:span text:style-name="T10">0</text:span><text:span text:style-name="T1">;<text:line-break/> <text:s text:c="7"/></text:span><text:span text:style-name="T12">//ArrayIndexOutOfBoundsException<text:line-break/><text:line-break/> <text:s text:c="7"/></text:span><text:span text:style-name="T1">int </text:span><text:span text:style-name="T3">n1 = Integer.</text:span><text:span text:style-name="T4">parseInt</text:span><text:span text:style-name="T3">(args[</text:span><text:span text:style-name="T10">0</text:span><text:span text:style-name="T3">])</text:span><text:span text:style-name="T1">; </text:span><text:span text:style-name="T12">//commond line arguments,.NumberFormatException,ArithematicException<text:line-break/> <text:s text:c="7"/></text:span><text:span text:style-name="T1">int </text:span><text:span text:style-name="T3">n2 = Integer.</text:span><text:span text:style-name="T4">parseInt</text:span><text:span text:style-name="T3">(args[</text:span><text:span text:style-name="T10">1</text:span><text:span text:style-name="T3">])</text:span><text:span text:style-name="T1">;<text:line-break/> <text:s text:c="7"/></text:span><text:span text:style-name="T3">result = n1/n2</text:span><text:span text:style-name="T1">; </text:span><text:span text:style-name="T12">//--- arthematic operation runtime error<text:line-break/> <text:s text:c="7"/></text:span><text:span text:style-name="T3">System.</text:span><text:span text:style-name="T14">out</text:span><text:span text:style-name="T3">.println(result)</text:span><text:span text:style-name="T1">;<text:line-break/> <text:s text:c="7"/></text:span><text:span text:style-name="T3">System.</text:span><text:span text:style-name="T14">out</text:span><text:span text:style-name="T3">.println(</text:span><text:span text:style-name="T17">"bye!!!!"</text:span><text:span text:style-name="T3">)</text:span><text:span text:style-name="T1">;<text:line-break/> <text:s text:c="7"/><text:line-break/><text:line-break/> <text:s text:c="3"/></text:span><text:span text:style-name="T3">}<text:line-break/>}<text:line-break/></text:span><text:span text:style-name="T5"> <text:s text:c="9"/>output</text:span></text:p>
      <text:p text:style-name="P5">Exception in thread "main" java.lang.ArrayIndexOutOfBoundsException: 1</text:p>
      <text:p text:style-name="P5"><text:tab/>at com.thbs.mainpack.Main.main(Main.java:11)</text:p>
      <text:p text:style-name="P5">Process finished with exit code 1</text:p>
      <text:p text:style-name="P5">-----------------------------------------------------------------------------------------------------------------------------------------------------</text:p>
      <text:p text:style-name="P5">-----------------------------------------------------------------------------------------------------------------------------------------------------</text:p>
      <text:p text:style-name="P1"><text:span text:style-name="T1">package </text:span><text:span text:style-name="T3">com.thbs.mainpack</text:span><text:span text:style-name="T1">;<text:line-break/><text:line-break/>public class </text:span><text:span text:style-name="T3">Main {<text:line-break/><text:line-break/> <text:s text:c="3"/></text:span><text:span text:style-name="T1">public static void </text:span><text:span text:style-name="T8">main</text:span><text:span text:style-name="T3">(String[] args) {<text:line-break/><text:line-break/> <text:s text:c="7"/></text:span><text:span text:style-name="T1">int </text:span><text:span text:style-name="T3">result = </text:span><text:span text:style-name="T10">0</text:span><text:span text:style-name="T1">;<text:line-break/> <text:s text:c="7"/></text:span><text:span text:style-name="T12">//ArrayIndexOutOfBoundsException<text:line-break/> <text:s text:c="7"/></text:span><text:span text:style-name="T1">try </text:span><text:span text:style-name="T3">{ </text:span><text:span text:style-name="T12">// Anticipate block<text:line-break/><text:line-break/><text:line-break/> <text:s text:c="11"/></text:span><text:span text:style-name="T1">int </text:span><text:span text:style-name="T3">n1 = Integer.</text:span><text:span text:style-name="T4">parseInt</text:span><text:span text:style-name="T3">(args[</text:span><text:span text:style-name="T10">0</text:span><text:span text:style-name="T3">])</text:span><text:span text:style-name="T1">; </text:span><text:span text:style-name="T12">//commond line arguments,.NumberFormatException,ArithematicException<text:line-break/> <text:s text:c="11"/></text:span><text:span text:style-name="T1">int </text:span><text:span text:style-name="T3">n2 = Integer.</text:span><text:span text:style-name="T4">parseInt</text:span><text:span text:style-name="T3">(args[</text:span><text:span text:style-name="T10">1</text:span><text:span text:style-name="T3">])</text:span><text:span text:style-name="T1">;<text:line-break/> <text:s text:c="11"/></text:span><text:span text:style-name="T3">result = n1 / n2</text:span><text:span text:style-name="T1">; </text:span><text:span text:style-name="T12">//--- arthematic operation runtime error<text:line-break/> <text:s text:c="28"/>// ArithematicException created and thrown<text:line-break/></text:span><text:soft-page-break/><text:span text:style-name="T12"> <text:s text:c="7"/></text:span><text:span text:style-name="T3">}</text:span><text:span text:style-name="T1">catch </text:span><text:span text:style-name="T3">(ArithmeticException e)<text:line-break/> <text:s text:c="7"/>{<text:line-break/><text:line-break/> <text:s text:c="11"/>System.</text:span><text:span text:style-name="T14">out</text:span><text:span text:style-name="T3">.println(</text:span><text:span text:style-name="T17">"Denominator is zero "</text:span><text:span text:style-name="T3">+e.getMessage())</text:span><text:span text:style-name="T1">;<text:line-break/> <text:s text:c="7"/></text:span><text:span text:style-name="T3">}<text:line-break/> <text:s text:c="7"/></text:span><text:span text:style-name="T1">catch</text:span><text:span text:style-name="T3">(NumberFormatException e)<text:line-break/> <text:s text:c="7"/>{<text:line-break/> <text:s text:c="11"/>System.</text:span><text:span text:style-name="T14">out</text:span><text:span text:style-name="T3">.println(</text:span><text:span text:style-name="T17">"Invalid inputs...."</text:span><text:span text:style-name="T3">+e.getMessage())</text:span><text:span text:style-name="T1">;<text:line-break/> <text:s text:c="7"/></text:span><text:span text:style-name="T3">}<text:line-break/> <text:s text:c="7"/></text:span><text:span text:style-name="T1">catch</text:span><text:span text:style-name="T3">(ArrayIndexOutOfBoundsException e)<text:line-break/> <text:s text:c="7"/>{<text:line-break/> <text:s text:c="11"/>System.</text:span><text:span text:style-name="T14">out</text:span><text:span text:style-name="T3">.println(</text:span><text:span text:style-name="T17">"Denominator is zero <text:s text:c="3"/>"</text:span><text:span text:style-name="T3">+e.getMessage())</text:span><text:span text:style-name="T1">;<text:line-break/> <text:s text:c="7"/></text:span><text:span text:style-name="T3">}<text:line-break/> <text:s text:c="7"/></text:span><text:span text:style-name="T1">finally </text:span><text:span text:style-name="T3">{ </text:span><text:span text:style-name="T12">//whether or not exception encountered finally block will be executed<text:line-break/> <text:s text:c="11"/></text:span><text:span text:style-name="T3">System.</text:span><text:span text:style-name="T14">out</text:span><text:span text:style-name="T3">.println(result)</text:span><text:span text:style-name="T1">;<text:line-break/> <text:s text:c="7"/></text:span><text:span text:style-name="T3">}<text:line-break/><text:line-break/> <text:s text:c="7"/>System.</text:span><text:span text:style-name="T14">out</text:span><text:span text:style-name="T3">.println(</text:span><text:span text:style-name="T17">"hello good morning!!!!"</text:span><text:span text:style-name="T3">)</text:span><text:span text:style-name="T1">;<text:line-break/><text:line-break/> <text:s text:c="3"/></text:span><text:span text:style-name="T3">}<text:line-break/>}<text:line-break/></text:span></text:p>
      <text:p text:style-name="P6">Invalid inputs....For input string: "good"</text:p>
      <text:p text:style-name="P6">0</text:p>
      <text:p text:style-name="P6">hello good morning!!!!</text:p>
      <text:p text:style-name="P6">Process finished with exit code 0</text:p>
      <text:p text:style-name="P5">-------------------------------------------------------------------------------------------------------------------------------------</text:p>
      <text:p text:style-name="P5">modify the run congifuration</text:p>
      <text:p text:style-name="P5">5</text:p>
      <text:p text:style-name="P5">hello good morning!!!!</text:p>
      <text:p text:style-name="P5">Process finished with exit code 0</text:p>
      <text:p text:style-name="P5">---------------------------------------------------------------------------------------------------------------------------------------------</text:p>
      <text:p text:style-name="P7">main.java</text:p>
      <text:p text:style-name="P2"><text:span text:style-name="T2">package </text:span><text:span text:style-name="T6">com.thbs.mainpack</text:span><text:span text:style-name="T2">;</text:span><text:line-break/><text:line-break/><text:span text:style-name="T2">import </text:span><text:span text:style-name="T6">com.thbs.exceptionpack.ReadInput</text:span><text:span text:style-name="T2">;</text:span><text:line-break/><text:line-break/><text:span text:style-name="T2">import </text:span><text:span text:style-name="T6">java.io.IOException</text:span><text:span text:style-name="T2">;</text:span><text:line-break/><text:line-break/><text:span text:style-name="T2">public class </text:span><text:span text:style-name="T6">Main {</text:span><text:line-break/><text:line-break/><text:span text:style-name="T6"> <text:s text:c="3"/></text:span><text:span text:style-name="T2">public static void </text:span><text:span text:style-name="T9">main</text:span><text:span text:style-name="T6">(String[] args) {</text:span><text:line-break/><text:span text:style-name="T6"> <text:s text:c="7"/></text:span><text:span text:style-name="T2">try </text:span><text:span text:style-name="T6">{</text:span><text:line-break/><text:span text:style-name="T6"> <text:s text:c="11"/>ReadInput.</text:span><text:span text:style-name="T7">readInput2</text:span><text:span text:style-name="T6">()</text:span><text:span text:style-name="T2">;</text:span><text:line-break/><text:soft-page-break/><text:span text:style-name="T2"> <text:s text:c="7"/></text:span><text:span text:style-name="T6">} </text:span><text:span text:style-name="T2">catch </text:span><text:span text:style-name="T6">(ArithmeticException e) {</text:span><text:line-break/><text:span text:style-name="T6"> <text:s text:c="11"/>System.</text:span><text:span text:style-name="T15">out</text:span><text:span text:style-name="T6">.println(</text:span><text:span text:style-name="T18">"Denominator is zeo <text:s text:c="3"/>" </text:span><text:span text:style-name="T6">+ e.getMessage())</text:span><text:span text:style-name="T2">;</text:span><text:line-break/><text:span text:style-name="T2"> <text:s text:c="7"/></text:span><text:span text:style-name="T6">} </text:span><text:span text:style-name="T2">catch </text:span><text:span text:style-name="T6">(NumberFormatException e) {</text:span><text:line-break/><text:span text:style-name="T6"> <text:s text:c="11"/>System.</text:span><text:span text:style-name="T15">out</text:span><text:span text:style-name="T6">.println(</text:span><text:span text:style-name="T18">"Invalid inputs... <text:s text:c="3"/>" </text:span><text:span text:style-name="T6">+ e.getMessage())</text:span><text:span text:style-name="T2">;</text:span><text:line-break/><text:span text:style-name="T2"> <text:s text:c="7"/></text:span><text:span text:style-name="T6">} </text:span><text:span text:style-name="T2">catch </text:span><text:span text:style-name="T6">(IOException e) {</text:span><text:line-break/><text:span text:style-name="T6"> <text:s text:c="11"/>e.printStackTrace()</text:span><text:span text:style-name="T2">;</text:span><text:line-break/><text:span text:style-name="T2"> <text:s text:c="7"/></text:span><text:span text:style-name="T6">}</text:span><text:line-break/><text:line-break/><text:span text:style-name="T6"> <text:s text:c="3"/>}</text:span><text:line-break/><text:span text:style-name="T6">}</text:span><text:line-break/></text:p>
      <text:p text:style-name="P3">ReadInput.java</text:p>
      <text:p text:style-name="P3"><text:span text:style-name="T2">package </text:span><text:span text:style-name="T6">com.thbs.exceptionpack</text:span><text:span text:style-name="T2">;</text:span><text:line-break/><text:line-break/><text:span text:style-name="T2">import </text:span><text:span text:style-name="T6">java.io.BufferedReader</text:span><text:span text:style-name="T2">;</text:span><text:line-break/><text:span text:style-name="T2">import </text:span><text:span text:style-name="T6">java.io.IOException</text:span><text:span text:style-name="T2">;</text:span><text:line-break/><text:span text:style-name="T2">import </text:span><text:span text:style-name="T6">java.io.InputStreamReader</text:span><text:span text:style-name="T2">;</text:span><text:line-break/><text:span text:style-name="T2">public class </text:span><text:span text:style-name="T6">ReadInput {</text:span><text:line-break/><text:line-break/><text:span text:style-name="T6"> <text:s text:c="3"/></text:span><text:span text:style-name="T13">// try with resources ------&gt; try with auto close option</text:span><text:line-break/><text:span text:style-name="T13"> <text:s text:c="3"/></text:span><text:span text:style-name="T2">public static void </text:span><text:span text:style-name="T9">readInput1</text:span><text:span text:style-name="T6">()</text:span><text:line-break/><text:span text:style-name="T6"> <text:s text:c="3"/>{</text:span><text:line-break/><text:span text:style-name="T6"> <text:s text:c="7"/></text:span><text:span text:style-name="T2">try</text:span><text:span text:style-name="T6">(InputStreamReader ir = </text:span><text:span text:style-name="T2">new </text:span><text:span text:style-name="T6">InputStreamReader(System.</text:span><text:span text:style-name="T15">in</text:span><text:span text:style-name="T6">)</text:span><text:span text:style-name="T2">;</text:span><text:line-break/><text:span text:style-name="T2"> <text:s text:c="11"/></text:span><text:span text:style-name="T6">BufferedReader <text:s/>br = </text:span><text:span text:style-name="T2">new </text:span><text:span text:style-name="T6">BufferedReader(ir)</text:span><text:span text:style-name="T2">;</text:span><text:span text:style-name="T6">) {</text:span><text:line-break/><text:span text:style-name="T6"> <text:s text:c="11"/>System.</text:span><text:span text:style-name="T15">out</text:span><text:span text:style-name="T6">.println(</text:span><text:span text:style-name="T18">"Read two input values : "</text:span><text:span text:style-name="T6">)</text:span><text:span text:style-name="T2">;</text:span><text:line-break/><text:span text:style-name="T2"> <text:s text:c="11"/></text:span><text:span text:style-name="T6">String str1 = br.readLine()</text:span><text:span text:style-name="T2">;</text:span><text:line-break/><text:span text:style-name="T2"> <text:s text:c="11"/></text:span><text:span text:style-name="T6">String str2 = br.readLine()</text:span><text:span text:style-name="T2">;</text:span><text:line-break/><text:span text:style-name="T2"> <text:s text:c="11"/>int </text:span><text:span text:style-name="T6">result = Integer.</text:span><text:span text:style-name="T7">parseInt</text:span><text:span text:style-name="T6">(str1) / Integer.</text:span><text:span text:style-name="T7">parseInt</text:span><text:span text:style-name="T6">(str2)</text:span><text:span text:style-name="T2">;</text:span><text:line-break/><text:span text:style-name="T2"> <text:s text:c="11"/></text:span><text:span text:style-name="T6">System.</text:span><text:span text:style-name="T15">out</text:span><text:span text:style-name="T6">.println(result)</text:span><text:span text:style-name="T2">;</text:span><text:line-break/><text:line-break/><text:span text:style-name="T2"> <text:s text:c="7"/></text:span><text:span text:style-name="T6">}</text:span><text:line-break/><text:span text:style-name="T6"> <text:s text:c="7"/></text:span><text:span text:style-name="T2">catch </text:span><text:span text:style-name="T6">(ArithmeticException e) {</text:span><text:line-break/><text:span text:style-name="T6"> <text:s text:c="11"/>System.</text:span><text:span text:style-name="T15">out</text:span><text:span text:style-name="T6">.println(</text:span><text:span text:style-name="T18">"Denominator is zeo <text:s text:c="3"/>" </text:span><text:span text:style-name="T6">+ e.getMessage())</text:span><text:span text:style-name="T2">;</text:span><text:line-break/><text:span text:style-name="T2"> <text:s text:c="7"/></text:span><text:span text:style-name="T6">} </text:span><text:span text:style-name="T2">catch </text:span><text:span text:style-name="T6">(NumberFormatException e) {</text:span><text:line-break/><text:span text:style-name="T6"> <text:s text:c="11"/>System.</text:span><text:span text:style-name="T15">out</text:span><text:span text:style-name="T6">.println(</text:span><text:span text:style-name="T18">"Invalid inputs... <text:s text:c="3"/>" </text:span><text:span text:style-name="T6">+ e.getMessage())</text:span><text:span text:style-name="T2">;</text:span><text:line-break/><text:span text:style-name="T2"> <text:s text:c="7"/></text:span><text:span text:style-name="T6">}</text:span><text:line-break/><text:span text:style-name="T6"> <text:s text:c="7"/></text:span><text:span text:style-name="T2">catch </text:span><text:span text:style-name="T6">(IOException e) {</text:span><text:line-break/><text:span text:style-name="T6"> <text:s text:c="11"/>e.printStackTrace()</text:span><text:span text:style-name="T2">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static void </text:span><text:span text:style-name="T9">readInput2</text:span><text:span text:style-name="T6">() </text:span><text:span text:style-name="T2">throws </text:span><text:span text:style-name="T6">IOException </text:span><text:span text:style-name="T2">,</text:span><text:span text:style-name="T6">ArithmeticException</text:span><text:span text:style-name="T2">,</text:span><text:span text:style-name="T6">NumberFormatException{</text:span><text:line-break/><text:span text:style-name="T6"> <text:s text:c="7"/>InputStreamReader ir = </text:span><text:span text:style-name="T2">new </text:span><text:span text:style-name="T6">InputStreamReader(System.</text:span><text:span text:style-name="T15">in</text:span><text:span text:style-name="T6">)</text:span><text:span text:style-name="T2">;</text:span><text:line-break/><text:span text:style-name="T2"> <text:s text:c="7"/></text:span><text:span text:style-name="T6">BufferedReader <text:s/>br = </text:span><text:span text:style-name="T2">new </text:span><text:span text:style-name="T6">BufferedReader(ir)</text:span><text:span text:style-name="T2">;</text:span><text:line-break/><text:span text:style-name="T2"> <text:s text:c="7"/></text:span><text:span text:style-name="T6">System.</text:span><text:span text:style-name="T15">out</text:span><text:span text:style-name="T6">.println(</text:span><text:span text:style-name="T18">"Read two input values : "</text:span><text:span text:style-name="T6">)</text:span><text:span text:style-name="T2">;</text:span><text:line-break/><text:span text:style-name="T2"> <text:s text:c="7"/></text:span><text:span text:style-name="T6">String str1 = br.readLine()</text:span><text:span text:style-name="T2">;</text:span><text:line-break/><text:span text:style-name="T2"> <text:s text:c="7"/></text:span><text:span text:style-name="T6">String str2 = br.readLine()</text:span><text:span text:style-name="T2">;</text:span><text:line-break/><text:span text:style-name="T2"> <text:s text:c="7"/>int </text:span><text:span text:style-name="T6">result = Integer.</text:span><text:span text:style-name="T7">parseInt</text:span><text:span text:style-name="T6">(str1) / Integer.</text:span><text:span text:style-name="T7">parseInt</text:span><text:span text:style-name="T6">(str2)</text:span><text:span text:style-name="T2">;</text:span><text:line-break/><text:span text:style-name="T2"> <text:s text:c="7"/></text:span><text:span text:style-name="T6">System.</text:span><text:span text:style-name="T15">out</text:span><text:span text:style-name="T6">.println(result)</text:span><text:span text:style-name="T2">;</text:span><text:line-break/><text:span text:style-name="T2"> <text:s text:c="3"/></text:span><text:span text:style-name="T6">}</text:span><text:line-break/><text:soft-page-break/><text:line-break/><text:line-break/><text:span text:style-name="T6"> <text:s text:c="3"/></text:span><text:span text:style-name="T13">// for a checked exception</text:span><text:line-break/><text:span text:style-name="T13"> <text:s text:c="3"/></text:span><text:span text:style-name="T2">public static void </text:span><text:span text:style-name="T9">readInput</text:span><text:span text:style-name="T6">() {</text:span><text:line-break/><text:span text:style-name="T6"> <text:s text:c="7"/>InputStreamReader ir = </text:span><text:span text:style-name="T2">null;</text:span><text:line-break/><text:span text:style-name="T2"> <text:s text:c="7"/></text:span><text:span text:style-name="T6">BufferedReader br = </text:span><text:span text:style-name="T2">null;</text:span><text:line-break/><text:span text:style-name="T2"> <text:s text:c="7"/></text:span><text:span text:style-name="T6">String str1</text:span><text:span text:style-name="T2">, </text:span><text:span text:style-name="T6">str2</text:span><text:span text:style-name="T2">;</text:span><text:line-break/><text:span text:style-name="T2"> <text:s text:c="7"/></text:span><text:span text:style-name="T13">// InputStreamReader is pipelined with BufferedReader</text:span><text:line-break/><text:span text:style-name="T13"> <text:s text:c="7"/></text:span><text:span text:style-name="T2">try </text:span><text:span text:style-name="T6">{</text:span><text:line-break/><text:span text:style-name="T6"> <text:s text:c="11"/>ir = </text:span><text:span text:style-name="T2">new </text:span><text:span text:style-name="T6">InputStreamReader(System.</text:span><text:span text:style-name="T15">in</text:span><text:span text:style-name="T6">)</text:span><text:span text:style-name="T2">; <text:s/></text:span><text:span text:style-name="T13">// will read one char at a time</text:span><text:line-break/><text:span text:style-name="T13"> <text:s text:c="11"/></text:span><text:span text:style-name="T6">br = </text:span><text:span text:style-name="T2">new </text:span><text:span text:style-name="T6">BufferedReader(ir)</text:span><text:span text:style-name="T2">; <text:s/></text:span><text:span text:style-name="T13">// br will be</text:span><text:line-break/><text:span text:style-name="T13"> <text:s text:c="11"/></text:span><text:span text:style-name="T6">System.</text:span><text:span text:style-name="T15">out</text:span><text:span text:style-name="T6">.println(</text:span><text:span text:style-name="T18">"Read two input values : "</text:span><text:span text:style-name="T6">)</text:span><text:span text:style-name="T2">;</text:span><text:line-break/><text:span text:style-name="T2"> <text:s text:c="11"/></text:span><text:span text:style-name="T6">str1 = br.readLine()</text:span><text:span text:style-name="T2">;</text:span><text:line-break/><text:span text:style-name="T2"> <text:s text:c="11"/></text:span><text:span text:style-name="T6">str2 = br.readLine()</text:span><text:span text:style-name="T2">;</text:span><text:line-break/><text:span text:style-name="T2"> <text:s text:c="11"/>int </text:span><text:span text:style-name="T6">result = Integer.</text:span><text:span text:style-name="T7">parseInt</text:span><text:span text:style-name="T6">(str1) / Integer.</text:span><text:span text:style-name="T7">parseInt</text:span><text:span text:style-name="T6">(str2)</text:span><text:span text:style-name="T2">;</text:span><text:line-break/><text:span text:style-name="T2"> <text:s text:c="11"/></text:span><text:span text:style-name="T6">System.</text:span><text:span text:style-name="T15">out</text:span><text:span text:style-name="T6">.println(result)</text:span><text:span text:style-name="T2">;</text:span><text:line-break/><text:span text:style-name="T2"> <text:s text:c="7"/></text:span><text:span text:style-name="T6">} </text:span><text:span text:style-name="T2">catch </text:span><text:span text:style-name="T6">(ArithmeticException e) {</text:span><text:line-break/><text:span text:style-name="T6"> <text:s text:c="11"/>System.</text:span><text:span text:style-name="T15">out</text:span><text:span text:style-name="T6">.println(</text:span><text:span text:style-name="T18">"Denominator is zeo <text:s text:c="3"/>" </text:span><text:span text:style-name="T6">+ e.getMessage())</text:span><text:span text:style-name="T2">;</text:span><text:line-break/><text:span text:style-name="T2"> <text:s text:c="7"/></text:span><text:span text:style-name="T6">} </text:span><text:span text:style-name="T2">catch </text:span><text:span text:style-name="T6">(NumberFormatException e) {</text:span><text:line-break/><text:span text:style-name="T6"> <text:s text:c="11"/>System.</text:span><text:span text:style-name="T15">out</text:span><text:span text:style-name="T6">.println(</text:span><text:span text:style-name="T18">"Invalid inputs... <text:s text:c="3"/>" </text:span><text:span text:style-name="T6">+ e.getMessage())</text:span><text:span text:style-name="T2">;</text:span><text:line-break/><text:span text:style-name="T2"> <text:s text:c="7"/></text:span><text:span text:style-name="T6">} </text:span><text:span text:style-name="T2">catch </text:span><text:span text:style-name="T6">(IOException e) {</text:span><text:line-break/><text:span text:style-name="T6"> <text:s text:c="11"/>System.</text:span><text:span text:style-name="T15">out</text:span><text:span text:style-name="T6">.println(</text:span><text:span text:style-name="T18">"Resource error...." </text:span><text:span text:style-name="T6">+ e.getMessage())</text:span><text:span text:style-name="T2">;</text:span><text:line-break/><text:span text:style-name="T2"> <text:s text:c="11"/></text:span><text:span text:style-name="T13">// e.printStackTrace();</text:span><text:line-break/><text:span text:style-name="T13"> <text:s text:c="7"/></text:span><text:span text:style-name="T6">} </text:span><text:span text:style-name="T2">finally </text:span><text:span text:style-name="T6">{</text:span><text:line-break/><text:span text:style-name="T6"> <text:s text:c="11"/></text:span><text:span text:style-name="T2">try </text:span><text:span text:style-name="T6">{</text:span><text:line-break/><text:span text:style-name="T6"> <text:s text:c="15"/>ir.close()</text:span><text:span text:style-name="T2">;</text:span><text:line-break/><text:span text:style-name="T2"> <text:s text:c="15"/></text:span><text:span text:style-name="T6">br.close()</text:span><text:span text:style-name="T2">;</text:span><text:line-break/><text:span text:style-name="T2"> <text:s text:c="11"/></text:span><text:span text:style-name="T6">} </text:span><text:span text:style-name="T2">catch </text:span><text:span text:style-name="T6">(IOException e) {</text:span><text:line-break/><text:span text:style-name="T6"> <text:s text:c="15"/>e.printStackTrace()</text:span><text:span text:style-name="T2">;</text:span><text:line-break/><text:span text:style-name="T2"> <text:s text:c="11"/></text:span><text:span text:style-name="T6">}</text:span><text:line-break/><text:span text:style-name="T6"> <text:s text:c="7"/>}</text:span><text:line-break/><text:line-break/><text:span text:style-name="T6"> <text:s text:c="3"/>}</text:span><text:line-break/><text:line-break/><text:span text:style-name="T6">}</text:span></text:p>
      <text:p text:style-name="P3"><text:s text:c="52"/>output</text:p>
      <text:p text:style-name="P3"><text:s text:c="2"/>Read two input values : </text:p>
      <text:p text:style-name="P3">10</text:p>
      <text:p text:style-name="P3">0</text:p>
      <text:p text:style-name="P3">Denominator is zeo <text:s text:c="3"/>/ by zero</text:p>
      <text:p text:style-name="P3">Process finished with exit code 0</text:p>
      <text:p text:style-name="P3">----------------------------------------------------------------------------------------------------------------------------</text:p>
      <text:p text:style-name="P3">Read two input values : </text:p>
      <text:p text:style-name="P3">10</text:p>
      <text:p text:style-name="P3"><text:soft-page-break/>2</text:p>
      <text:p text:style-name="P3">5</text:p>
      <text:p text:style-name="P3">Process finished with exit code 0</text:p>
      <text:p text:style-name="P3"/>
      <text:p text:style-name="P3"/>
      <text:p text:style-name="P3"><text:span text:style-name="T2">package </text:span><text:span text:style-name="T6">com.thbs.mainpack</text:span><text:span text:style-name="T2">;</text:span><text:line-break/><text:line-break/><text:span text:style-name="T2">import </text:span><text:span text:style-name="T6">com.thbs.exceptionpack.ReadInput</text:span><text:span text:style-name="T2">;</text:span><text:line-break/><text:line-break/><text:span text:style-name="T2">import </text:span><text:span text:style-name="T6">java.io.IOException</text:span><text:span text:style-name="T2">;</text:span><text:line-break/><text:line-break/><text:span text:style-name="T2">public class </text:span><text:span text:style-name="T6">Main {</text:span><text:line-break/><text:line-break/><text:span text:style-name="T6"> <text:s text:c="3"/></text:span><text:span text:style-name="T2">public static void </text:span><text:span text:style-name="T9">main</text:span><text:span text:style-name="T6">(String[] args) {</text:span><text:line-break/><text:span text:style-name="T6"> <text:s text:c="7"/>System.</text:span><text:span text:style-name="T15">out</text:span><text:span text:style-name="T6">.println(ReadInput.</text:span><text:span text:style-name="T7">readInput1</text:span><text:span text:style-name="T6">())</text:span><text:span text:style-name="T2">;</text:span><text:line-break/><text:span text:style-name="T2"> <text:s text:c="7"/></text:span><text:span text:style-name="T13">/*try {</text:span><text:line-break/><text:span text:style-name="T13"> <text:s text:c="11"/>ReadInput.readInput2();</text:span><text:line-break/><text:span text:style-name="T13"> <text:s text:c="7"/>} catch (ArithmeticException e) {</text:span><text:line-break/><text:span text:style-name="T13"> <text:s text:c="11"/>System.out.println("Denominator is zeo <text:s text:c="3"/>" + e.getMessage());</text:span><text:line-break/><text:span text:style-name="T13"> <text:s text:c="7"/>} catch (NumberFormatException e) {</text:span><text:line-break/><text:span text:style-name="T13"> <text:s text:c="11"/>System.out.println("Invalid inputs... <text:s text:c="3"/>" + e.getMessage());</text:span><text:line-break/><text:span text:style-name="T13"> <text:s text:c="7"/>} catch (IOException e) {</text:span><text:line-break/><text:span text:style-name="T13"> <text:s text:c="11"/>e.printStackTrace();</text:span><text:line-break/><text:span text:style-name="T13"> <text:s text:c="7"/>}</text:span><text:line-break/><text:span text:style-name="T13">*/</text:span><text:line-break/><text:span text:style-name="T13"> <text:s text:c="3"/></text:span><text:span text:style-name="T6">}</text:span><text:line-break/><text:span text:style-name="T6">}</text:span><text:line-break/></text:p>
      <text:p text:style-name="P4">Readinput.java</text:p>
      <text:p text:style-name="P4"><text:span text:style-name="T2">package </text:span><text:span text:style-name="T6">com.thbs.exceptionpack</text:span><text:span text:style-name="T2">;</text:span><text:line-break/><text:line-break/><text:span text:style-name="T2">import </text:span><text:span text:style-name="T6">java.io.BufferedReader</text:span><text:span text:style-name="T2">;</text:span><text:line-break/><text:span text:style-name="T2">import </text:span><text:span text:style-name="T6">java.io.IOException</text:span><text:span text:style-name="T2">;</text:span><text:line-break/><text:span text:style-name="T2">import </text:span><text:span text:style-name="T6">java.io.InputStreamReader</text:span><text:span text:style-name="T2">;</text:span><text:line-break/><text:span text:style-name="T2">public class </text:span><text:span text:style-name="T6">ReadInput {</text:span><text:line-break/><text:line-break/><text:span text:style-name="T6"> <text:s text:c="3"/></text:span><text:span text:style-name="T13">// try with resources ------&gt; try with auto close option</text:span><text:line-break/><text:span text:style-name="T13"> <text:s text:c="3"/></text:span><text:span text:style-name="T2">public static </text:span><text:span text:style-name="T6">String </text:span><text:span text:style-name="T9">readInput1</text:span><text:span text:style-name="T6">()</text:span><text:line-break/><text:span text:style-name="T6"> <text:s text:c="3"/>{</text:span><text:line-break/><text:span text:style-name="T6"> <text:s text:c="7"/></text:span><text:span text:style-name="T2">try</text:span><text:span text:style-name="T6">(InputStreamReader ir = </text:span><text:span text:style-name="T2">new </text:span><text:span text:style-name="T6">InputStreamReader(System.</text:span><text:span text:style-name="T15">in</text:span><text:span text:style-name="T6">)</text:span><text:span text:style-name="T2">;</text:span><text:line-break/><text:span text:style-name="T2"> <text:s text:c="11"/></text:span><text:span text:style-name="T6">BufferedReader <text:s/>br = </text:span><text:span text:style-name="T2">new </text:span><text:span text:style-name="T6">BufferedReader(ir)</text:span><text:span text:style-name="T2">;</text:span><text:span text:style-name="T6">) {</text:span><text:line-break/><text:span text:style-name="T6"> <text:s text:c="11"/>System.</text:span><text:span text:style-name="T15">out</text:span><text:span text:style-name="T6">.println(</text:span><text:span text:style-name="T18">"Read two input values : "</text:span><text:span text:style-name="T6">)</text:span><text:span text:style-name="T2">;</text:span><text:line-break/><text:span text:style-name="T2"> <text:s text:c="11"/></text:span><text:span text:style-name="T6">String str1 = br.readLine()</text:span><text:span text:style-name="T2">;</text:span><text:line-break/><text:span text:style-name="T2"> <text:s text:c="11"/></text:span><text:span text:style-name="T6">String str2 = br.readLine()</text:span><text:span text:style-name="T2">;</text:span><text:line-break/><text:span text:style-name="T2"> <text:s text:c="11"/>int </text:span><text:span text:style-name="T6">result = Integer.</text:span><text:span text:style-name="T7">parseInt</text:span><text:span text:style-name="T6">(str1) / Integer.</text:span><text:span text:style-name="T7">parseInt</text:span><text:span text:style-name="T6">(str2)</text:span><text:span text:style-name="T2">;</text:span><text:line-break/><text:span text:style-name="T2"> <text:s text:c="11"/>return </text:span><text:span text:style-name="T6">(</text:span><text:span text:style-name="T18">"result "</text:span><text:span text:style-name="T6">+result)</text:span><text:span text:style-name="T2">;</text:span><text:line-break/><text:soft-page-break/><text:line-break/><text:span text:style-name="T2"> <text:s text:c="7"/></text:span><text:span text:style-name="T6">}</text:span><text:line-break/><text:span text:style-name="T6"> <text:s text:c="7"/></text:span><text:span text:style-name="T2">catch </text:span><text:span text:style-name="T6">(ArithmeticException e) {</text:span><text:line-break/><text:span text:style-name="T6"> <text:s text:c="11"/></text:span><text:span text:style-name="T2">return </text:span><text:span text:style-name="T6">(</text:span><text:span text:style-name="T18">"Denominator is zeo <text:s text:c="3"/>" </text:span><text:span text:style-name="T6">+ e.getMessage())</text:span><text:span text:style-name="T2">;</text:span><text:line-break/><text:span text:style-name="T2"> <text:s text:c="7"/></text:span><text:span text:style-name="T6">} </text:span><text:span text:style-name="T2">catch </text:span><text:span text:style-name="T6">(NumberFormatException e) {</text:span><text:line-break/><text:span text:style-name="T6"> <text:s text:c="11"/></text:span><text:span text:style-name="T2">return </text:span><text:span text:style-name="T6">(</text:span><text:span text:style-name="T18">"Invalid inputs... <text:s text:c="3"/>" </text:span><text:span text:style-name="T6">+ e.getMessage())</text:span><text:span text:style-name="T2">;</text:span><text:line-break/><text:span text:style-name="T2"> <text:s text:c="7"/></text:span><text:span text:style-name="T6">}</text:span><text:line-break/><text:span text:style-name="T6"> <text:s text:c="7"/></text:span><text:span text:style-name="T2">catch </text:span><text:span text:style-name="T6">(IOException e) {</text:span><text:line-break/><text:span text:style-name="T6"> <text:s text:c="11"/></text:span><text:span text:style-name="T2">return </text:span><text:span text:style-name="T6">(</text:span><text:span text:style-name="T18">"problem occured in the console....."</text:span><text:span text:style-name="T6">+e.getMessage())</text:span><text:span text:style-name="T2">;</text:span><text:line-break/><text:span text:style-name="T2"> <text:s text:c="7"/></text:span><text:span text:style-name="T6">}</text:span><text:line-break/><text:span text:style-name="T6"> <text:s text:c="3"/>}</text:span><text:line-break/><text:line-break/><text:span text:style-name="T6"> <text:s text:c="3"/></text:span><text:span text:style-name="T2">public static void </text:span><text:span text:style-name="T9">readInput2</text:span><text:span text:style-name="T6">() </text:span><text:span text:style-name="T2">throws </text:span><text:span text:style-name="T6">IOException </text:span><text:span text:style-name="T2">,</text:span><text:span text:style-name="T6">ArithmeticException</text:span><text:span text:style-name="T2">,</text:span><text:span text:style-name="T6">NumberFormatException{</text:span><text:line-break/><text:span text:style-name="T6"> <text:s text:c="7"/>InputStreamReader ir = </text:span><text:span text:style-name="T2">new </text:span><text:span text:style-name="T6">InputStreamReader(System.</text:span><text:span text:style-name="T15">in</text:span><text:span text:style-name="T6">)</text:span><text:span text:style-name="T2">;</text:span><text:line-break/><text:span text:style-name="T2"> <text:s text:c="7"/></text:span><text:span text:style-name="T6">BufferedReader <text:s/>br = </text:span><text:span text:style-name="T2">new </text:span><text:span text:style-name="T6">BufferedReader(ir)</text:span><text:span text:style-name="T2">;</text:span><text:line-break/><text:span text:style-name="T2"> <text:s text:c="7"/></text:span><text:span text:style-name="T6">System.</text:span><text:span text:style-name="T15">out</text:span><text:span text:style-name="T6">.println(</text:span><text:span text:style-name="T18">"Read two input values : "</text:span><text:span text:style-name="T6">)</text:span><text:span text:style-name="T2">;</text:span><text:line-break/><text:span text:style-name="T2"> <text:s text:c="7"/></text:span><text:span text:style-name="T6">String str1 = br.readLine()</text:span><text:span text:style-name="T2">;</text:span><text:line-break/><text:span text:style-name="T2"> <text:s text:c="7"/></text:span><text:span text:style-name="T6">String str2 = br.readLine()</text:span><text:span text:style-name="T2">;</text:span><text:line-break/><text:span text:style-name="T2"> <text:s text:c="7"/>int </text:span><text:span text:style-name="T6">result = Integer.</text:span><text:span text:style-name="T7">parseInt</text:span><text:span text:style-name="T6">(str1) / Integer.</text:span><text:span text:style-name="T7">parseInt</text:span><text:span text:style-name="T6">(str2)</text:span><text:span text:style-name="T2">;</text:span><text:line-break/><text:span text:style-name="T2"> <text:s text:c="7"/></text:span><text:span text:style-name="T6">System.</text:span><text:span text:style-name="T15">out</text:span><text:span text:style-name="T6">.println(result)</text:span><text:span text:style-name="T2">;</text:span><text:line-break/><text:span text:style-name="T2"> <text:s text:c="3"/></text:span><text:span text:style-name="T6">}</text:span><text:line-break/><text:line-break/><text:line-break/><text:span text:style-name="T6"> <text:s text:c="3"/></text:span><text:span text:style-name="T13">// for a checked exception</text:span><text:line-break/><text:span text:style-name="T13"> <text:s text:c="3"/></text:span><text:span text:style-name="T2">public static void </text:span><text:span text:style-name="T9">readInput</text:span><text:span text:style-name="T6">() {</text:span><text:line-break/><text:span text:style-name="T6"> <text:s text:c="7"/>InputStreamReader ir = </text:span><text:span text:style-name="T2">null;</text:span><text:line-break/><text:span text:style-name="T2"> <text:s text:c="7"/></text:span><text:span text:style-name="T6">BufferedReader br = </text:span><text:span text:style-name="T2">null;</text:span><text:line-break/><text:span text:style-name="T2"> <text:s text:c="7"/></text:span><text:span text:style-name="T6">String str1</text:span><text:span text:style-name="T2">, </text:span><text:span text:style-name="T6">str2</text:span><text:span text:style-name="T2">;</text:span><text:line-break/><text:span text:style-name="T2"> <text:s text:c="7"/></text:span><text:span text:style-name="T13">// InputStreamReader is pipelined with BufferedReader</text:span><text:line-break/><text:span text:style-name="T13"> <text:s text:c="7"/></text:span><text:span text:style-name="T2">try </text:span><text:span text:style-name="T6">{</text:span><text:line-break/><text:span text:style-name="T6"> <text:s text:c="11"/>ir = </text:span><text:span text:style-name="T2">new </text:span><text:span text:style-name="T6">InputStreamReader(System.</text:span><text:span text:style-name="T15">in</text:span><text:span text:style-name="T6">)</text:span><text:span text:style-name="T2">; <text:s/></text:span><text:span text:style-name="T13">// will read one char at a time</text:span><text:line-break/><text:span text:style-name="T13"> <text:s text:c="11"/></text:span><text:span text:style-name="T6">br = </text:span><text:span text:style-name="T2">new </text:span><text:span text:style-name="T6">BufferedReader(ir)</text:span><text:span text:style-name="T2">; <text:s/></text:span><text:span text:style-name="T13">// br will be</text:span><text:line-break/><text:span text:style-name="T13"> <text:s text:c="11"/></text:span><text:span text:style-name="T6">System.</text:span><text:span text:style-name="T15">out</text:span><text:span text:style-name="T6">.println(</text:span><text:span text:style-name="T18">"Read two input values : "</text:span><text:span text:style-name="T6">)</text:span><text:span text:style-name="T2">;</text:span><text:line-break/><text:span text:style-name="T2"> <text:s text:c="11"/></text:span><text:span text:style-name="T6">str1 = br.readLine()</text:span><text:span text:style-name="T2">;</text:span><text:line-break/><text:span text:style-name="T2"> <text:s text:c="11"/></text:span><text:span text:style-name="T6">str2 = br.readLine()</text:span><text:span text:style-name="T2">;</text:span><text:line-break/><text:span text:style-name="T2"> <text:s text:c="11"/>int </text:span><text:span text:style-name="T6">result = Integer.</text:span><text:span text:style-name="T7">parseInt</text:span><text:span text:style-name="T6">(str1) / Integer.</text:span><text:span text:style-name="T7">parseInt</text:span><text:span text:style-name="T6">(str2)</text:span><text:span text:style-name="T2">;</text:span><text:line-break/><text:span text:style-name="T2"> <text:s text:c="11"/></text:span><text:span text:style-name="T6">System.</text:span><text:span text:style-name="T15">out</text:span><text:span text:style-name="T6">.println(result)</text:span><text:span text:style-name="T2">;</text:span><text:line-break/><text:span text:style-name="T2"> <text:s text:c="7"/></text:span><text:span text:style-name="T6">} </text:span><text:span text:style-name="T2">catch </text:span><text:span text:style-name="T6">(ArithmeticException e) {</text:span><text:line-break/><text:span text:style-name="T6"> <text:s text:c="11"/>System.</text:span><text:span text:style-name="T15">out</text:span><text:span text:style-name="T6">.println(</text:span><text:span text:style-name="T18">"Denominator is zeo <text:s text:c="3"/>" </text:span><text:span text:style-name="T6">+ e.getMessage())</text:span><text:span text:style-name="T2">;</text:span><text:line-break/><text:span text:style-name="T2"> <text:s text:c="7"/></text:span><text:span text:style-name="T6">} </text:span><text:span text:style-name="T2">catch </text:span><text:span text:style-name="T6">(NumberFormatException e) {</text:span><text:line-break/><text:span text:style-name="T6"> <text:s text:c="11"/>System.</text:span><text:span text:style-name="T15">out</text:span><text:span text:style-name="T6">.println(</text:span><text:span text:style-name="T18">"Invalid inputs... <text:s text:c="3"/>" </text:span><text:span text:style-name="T6">+ e.getMessage())</text:span><text:span text:style-name="T2">;</text:span><text:line-break/><text:span text:style-name="T2"> <text:s text:c="7"/></text:span><text:span text:style-name="T6">} </text:span><text:span text:style-name="T2">catch </text:span><text:span text:style-name="T6">(IOException e) {</text:span><text:line-break/><text:span text:style-name="T6"> <text:s text:c="11"/>System.</text:span><text:span text:style-name="T15">out</text:span><text:span text:style-name="T6">.println(</text:span><text:span text:style-name="T18">"Resource error...." </text:span><text:span text:style-name="T6">+ e.getMessage())</text:span><text:span text:style-name="T2">;</text:span><text:line-break/><text:span text:style-name="T2"> <text:s text:c="11"/></text:span><text:span text:style-name="T13">// e.printStackTrace();</text:span><text:line-break/><text:span text:style-name="T13"> <text:s text:c="7"/></text:span><text:span text:style-name="T6">} </text:span><text:span text:style-name="T2">finally </text:span><text:span text:style-name="T6">{</text:span><text:line-break/><text:span text:style-name="T6"> <text:s text:c="11"/></text:span><text:span text:style-name="T2">try </text:span><text:span text:style-name="T6">{</text:span><text:line-break/><text:span text:style-name="T6"> <text:s text:c="15"/>ir.close()</text:span><text:span text:style-name="T2">;</text:span><text:line-break/><text:span text:style-name="T2"> <text:s text:c="15"/></text:span><text:span text:style-name="T6">br.close()</text:span><text:span text:style-name="T2">;</text:span><text:line-break/><text:span text:style-name="T2"> <text:s text:c="11"/></text:span><text:span text:style-name="T6">} </text:span><text:span text:style-name="T2">catch </text:span><text:span text:style-name="T6">(IOException e) {</text:span><text:line-break/><text:span text:style-name="T6"> <text:s text:c="15"/>e.printStackTrace()</text:span><text:span text:style-name="T2">;</text:span><text:line-break/><text:span text:style-name="T2"> <text:s text:c="11"/></text:span><text:span text:style-name="T6">}</text:span><text:line-break/><text:span text:style-name="T6"> <text:s text:c="7"/>}}}</text:span></text:p>
      <text:p text:style-name="P8"><text:soft-page-break/><text:s text:c="21"/>output</text:p>
      <text:p text:style-name="P8">Read two input values : </text:p>
      <text:p text:style-name="P8">12</text:p>
      <text:p text:style-name="P8">0</text:p>
      <text:p text:style-name="P8">Denominator is zeo <text:s text:c="3"/>/ by zero</text:p>
      <text:p text:style-name="P8"/>
      <text:p text:style-name="P8"><text:s/>-----------------------------------------------------------------------------------</text:p>
      <text:p text:style-name="P8">------------------------------------------------------------------------------------</text:p>
      <text:p text:style-name="P8"/>
      <text:p text:style-name="P4"><text:span text:style-name="T2">package </text:span><text:span text:style-name="T6">com.thbs.mainpack</text:span><text:span text:style-name="T2">;</text:span><text:line-break/><text:line-break/><text:span text:style-name="T2">import </text:span><text:span text:style-name="T6">com.thbs.emppack.Employee</text:span><text:span text:style-name="T2">;</text:span><text:line-break/><text:span text:style-name="T2">import </text:span><text:span text:style-name="T6">com.thbs.exceptionpack.InsufficentLeaveException</text:span><text:span text:style-name="T2">;</text:span><text:line-break/><text:line-break/><text:span text:style-name="T2">public class </text:span><text:span text:style-name="T6">Main {</text:span><text:line-break/><text:line-break/><text:span text:style-name="T6"> <text:s text:c="3"/></text:span><text:span text:style-name="T2">public static void </text:span><text:span text:style-name="T9">main</text:span><text:span text:style-name="T6">(String[] args) {</text:span><text:line-break/><text:span text:style-name="T6"> <text:s text:c="7"/>Employee employee1 = </text:span><text:span text:style-name="T2">new </text:span><text:span text:style-name="T6">Employee(</text:span><text:span text:style-name="T11">100</text:span><text:span text:style-name="T2">,</text:span><text:span text:style-name="T11">15</text:span><text:span text:style-name="T6">)</text:span><text:span text:style-name="T2">;</text:span><text:line-break/><text:span text:style-name="T2"> <text:s text:c="7"/></text:span><text:span text:style-name="T6">System.</text:span><text:span text:style-name="T15">out</text:span><text:span text:style-name="T6">.println(employee1)</text:span><text:span text:style-name="T2">;</text:span><text:line-break/><text:span text:style-name="T2"> <text:s text:c="7"/>try </text:span><text:span text:style-name="T6">{</text:span><text:line-break/><text:span text:style-name="T6"> <text:s text:c="11"/>System.</text:span><text:span text:style-name="T15">out</text:span><text:span text:style-name="T6">.println(employee1.applyLeave(</text:span><text:span text:style-name="T11">10</text:span><text:span text:style-name="T6">))</text:span><text:span text:style-name="T2">;</text:span><text:line-break/><text:span text:style-name="T2"> <text:s text:c="7"/></text:span><text:span text:style-name="T6">} </text:span><text:span text:style-name="T2">catch </text:span><text:span text:style-name="T6">(InsufficentLeaveException e) {</text:span><text:line-break/><text:span text:style-name="T6"> <text:s text:c="11"/>e.printStackTrace()</text:span><text:span text:style-name="T2">;</text:span><text:line-break/><text:span text:style-name="T2"> <text:s text:c="7"/></text:span><text:span text:style-name="T6">}</text:span><text:line-break/><text:span text:style-name="T6"> <text:s text:c="7"/>System.</text:span><text:span text:style-name="T15">out</text:span><text:span text:style-name="T6">.println(employee1)</text:span><text:span text:style-name="T2">;</text:span><text:line-break/><text:span text:style-name="T2"> <text:s text:c="7"/>try </text:span><text:span text:style-name="T6">{</text:span><text:line-break/><text:span text:style-name="T6"> <text:s text:c="11"/>System.</text:span><text:span text:style-name="T15">out</text:span><text:span text:style-name="T6">.println(employee1.applyLeave(</text:span><text:span text:style-name="T11">10</text:span><text:span text:style-name="T6">))</text:span><text:span text:style-name="T2">;</text:span><text:line-break/><text:span text:style-name="T2"> <text:s text:c="7"/></text:span><text:span text:style-name="T6">} </text:span><text:span text:style-name="T2">catch </text:span><text:span text:style-name="T6">(InsufficentLeaveException e) {</text:span><text:line-break/><text:span text:style-name="T6"> <text:s text:c="11"/></text:span><text:span text:style-name="T13">//e.printStackTrace();</text:span><text:line-break/><text:span text:style-name="T13"> <text:s text:c="11"/></text:span><text:span text:style-name="T6">System.</text:span><text:span text:style-name="T15">out</text:span><text:span text:style-name="T6">.println(e.getMessage())</text:span><text:span text:style-name="T2">;</text:span><text:line-break/><text:span text:style-name="T2"> <text:s text:c="7"/></text:span><text:span text:style-name="T6">}</text:span><text:line-break/><text:span text:style-name="T6"> <text:s text:c="7"/>System.</text:span><text:span text:style-name="T15">out</text:span><text:span text:style-name="T6">.println(employee1)</text:span><text:span text:style-name="T2">;</text:span><text:line-break/><text:line-break/><text:line-break/><text:span text:style-name="T2"> <text:s text:c="3"/></text:span><text:span text:style-name="T6">}</text:span><text:line-break/><text:span text:style-name="T6">}</text:span><text:line-break/></text:p>
      <text:p text:style-name="P4"><text:span text:style-name="T2">package </text:span><text:span text:style-name="T6">com.thbs.exceptionpack</text:span><text:span text:style-name="T2">;</text:span><text:line-break/><text:span text:style-name="T13">// this is custom exception is registred as checked exception</text:span><text:line-break/><text:span text:style-name="T13">//public class InsfficentLeaveException extends Runtime</text:span><text:line-break/><text:span text:style-name="T2">public class </text:span><text:span text:style-name="T6">InsufficentLeaveException </text:span><text:span text:style-name="T2">extends </text:span><text:span text:style-name="T6">Exception {</text:span><text:line-break/><text:line-break/><text:span text:style-name="T6"> <text:s text:c="3"/></text:span><text:span text:style-name="T2">private </text:span><text:span text:style-name="T6">String </text:span><text:span text:style-name="T16">msg</text:span><text:span text:style-name="T2">;</text:span><text:line-break/><text:line-break/><text:span text:style-name="T2"> <text:s text:c="3"/>public </text:span><text:span text:style-name="T9">InsufficentLeaveException</text:span><text:span text:style-name="T6">(String msg)</text:span><text:line-break/><text:soft-page-break/><text:span text:style-name="T6"> <text:s text:c="3"/>{</text:span><text:line-break/><text:span text:style-name="T6"> <text:s text:c="7"/></text:span><text:span text:style-name="T2">this</text:span><text:span text:style-name="T6">.</text:span><text:span text:style-name="T16">msg</text:span><text:span text:style-name="T6">=msg</text:span><text:span text:style-name="T2">;</text:span><text:line-break/><text:span text:style-name="T2"> <text:s text:c="3"/></text:span><text:span text:style-name="T6">}</text:span><text:line-break/><text:line-break/><text:span text:style-name="T6"> <text:s text:c="3"/></text:span><text:span text:style-name="T19">@Override</text:span><text:line-break/><text:span text:style-name="T19"> <text:s text:c="3"/></text:span><text:span text:style-name="T2">public </text:span><text:span text:style-name="T6">String </text:span><text:span text:style-name="T9">getMessage</text:span><text:span text:style-name="T6">() {</text:span><text:line-break/><text:span text:style-name="T6"> <text:s text:c="7"/></text:span><text:span text:style-name="T2">return </text:span><text:span text:style-name="T16">msg</text:span><text:span text:style-name="T2">;</text:span><text:line-break/><text:span text:style-name="T2"> <text:s text:c="3"/></text:span><text:span text:style-name="T6">}</text:span><text:line-break/><text:span text:style-name="T6">}</text:span><text:line-break/></text:p>
      <text:p text:style-name="P4">Employee{empId=100, balanceLeave=15}</text:p>
      <text:p text:style-name="P4">Leave sanctioned..........happy time!!!</text:p>
      <text:p text:style-name="P4">Employee{empId=100, balanceLeave=5}</text:p>
      <text:p text:style-name="P4">Insufficent Leave....</text:p>
      <text:p text:style-name="P4">Employee{empId=100, balanceLeave=5}</text:p>
      <text:p text:style-name="P4"/>
      <text:p text:style-name="P4">Process finished with exit code 0</text:p>
      <text:p text:style-name="P4">----------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JetBrains Mono1" svg:font-family="'JetBrains Mono'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tab-stop-distance="1.27cm" style:writing-mode="page"/>
      <style:text-properties fo:color="#000000" loext:opacity="10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5T23:30:59.360000000</dc:date>
    <meta:editing-duration>PT1H44M18S</meta:editing-duration>
    <meta:editing-cycles>4</meta:editing-cycles>
    <meta:generator>LibreOffice/7.0.4.2$Windows_X86_64 LibreOffice_project/dcf040e67528d9187c66b2379df5ea4407429775</meta:generator>
    <meta:document-statistic meta:table-count="0" meta:image-count="0" meta:object-count="0" meta:page-count="8" meta:paragraph-count="56" meta:word-count="970" meta:character-count="11208" meta:non-whitespace-character-count="8295"/>
  </office:meta>
</office:document-meta>
</file>